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1.6cm" svg:y="1.15cm">
          <draw:text-box>
            <text:p><text:span text:style-name="T1">f[i]</text:span></text:p>
          </draw:text-box>
        </draw:frame>
        <draw:frame draw:style-name="gr1" draw:text-style-name="P2" draw:layer="layout" svg:width="1cm" svg:height="1.65cm" svg:x="16.4cm" svg:y="4.7cm">
          <draw:text-box>
            <text:p><text:span text:style-name="T1">i</text:span></text:p>
          </draw:text-box>
        </draw:frame>
        <draw:frame draw:style-name="gr2" draw:text-style-name="P3" draw:layer="layout" svg:width="14.784cm" svg:height="8.195cm" svg:x="1.316cm" svg:y="2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3T13:44:41.532558216</dc:date>
    <meta:editing-duration>PT23M38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5cm" svg:height="8.196cm" xlink:href="." xlink:type="simple" chart:class="chart:scatter" chart:style-name="ch1">
        <chart:plot-area chart:style-name="ch2" chart:data-source-has-labels="both" svg:x="0.295cm" svg:y="0.163cm" svg:width="14.195cm" svg:height="7.87cm">
          <chartooo:coordinate-region svg:x="0.837cm" svg:y="0.362cm" svg:width="13.653cm" svg:height="7.472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.394678">
                <text:p>-3.3946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371319">
                <text:p>-1.371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82423">
                <text:p>-1.582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93073">
                <text:p>-1.493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6.528327">
                <text:p>-6.52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516164">
                <text:p>-4.51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6.245431">
                <text:p>-6.245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188491">
                <text:p>-1.188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582637">
                <text:p>-2.582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6.641636">
                <text:p>-6.641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15404">
                <text:p>-1.61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3781">
                <text:p>-0.003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.693074">
                <text:p>-6.693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699971">
                <text:p>2.699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972426">
                <text:p>-1.972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58882">
                <text:p>-0.158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847011">
                <text:p>-2.847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.813348">
                <text:p>-4.813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512959">
                <text:p>1.512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370663">
                <text:p>-1.370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